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&lt;?xml version="1.0"?&gt;</text:p>
      <text:p text:style-name="Preformatted_20_Text">&lt;PC-Compounds</text:p>
      <text:p text:style-name="Preformatted_20_Text"><text:s text:c="4"/>xmlns="http://www.ncbi.nlm.nih.gov"</text:p>
      <text:p text:style-name="Preformatted_20_Text"><text:s text:c="4"/>xmlns:xs="http://www.w3.org/2001/XMLSchema-instance"</text:p>
      <text:p text:style-name="Preformatted_20_Text"><text:s text:c="4"/>xs:schemaLocation="http://www.ncbi.nlm.nih.gov ftp://ftp.ncbi.nlm.nih.gov/pubchem/specifications/pubchem.xsd"</text:p>
      <text:p text:style-name="Preformatted_20_Text">&gt;</text:p>
      <text:p text:style-name="Preformatted_20_Text"><text:s text:c="2"/>&lt;PC-Compound&gt;</text:p>
      <text:p text:style-name="Preformatted_20_Text"><text:s text:c="4"/>&lt;PC-Compound_id&gt;</text:p>
      <text:p text:style-name="Preformatted_20_Text"><text:s text:c="6"/>&lt;PC-CompoundType&gt;</text:p>
      <text:p text:style-name="Preformatted_20_Text"><text:s text:c="8"/>&lt;PC-CompoundType_id&gt;</text:p>
      <text:p text:style-name="Preformatted_20_Text"><text:s text:c="10"/>&lt;PC-CompoundType_id_cid&gt;597&lt;/PC-CompoundType_id_cid&gt;</text:p>
      <text:p text:style-name="Preformatted_20_Text"><text:s text:c="8"/>&lt;/PC-CompoundType_id&gt;</text:p>
      <text:p text:style-name="Preformatted_20_Text"><text:s text:c="6"/>&lt;/PC-CompoundType&gt;</text:p>
      <text:p text:style-name="Preformatted_20_Text"><text:s text:c="4"/>&lt;/PC-Compound_id&gt;</text:p>
      <text:p text:style-name="Preformatted_20_Text"><text:s text:c="4"/>&lt;PC-Compound_atoms&gt;</text:p>
      <text:p text:style-name="Preformatted_20_Text"><text:s text:c="6"/>&lt;PC-Atoms&gt;</text:p>
      <text:p text:style-name="Preformatted_20_Text"><text:s text:c="8"/>&lt;PC-Atoms_aid&gt;</text:p>
      <text:p text:style-name="Preformatted_20_Text"><text:s text:c="10"/>&lt;PC-Atoms_aid_E&gt;1&lt;/PC-Atoms_aid_E&gt;</text:p>
      <text:p text:style-name="Preformatted_20_Text"><text:s text:c="10"/>&lt;PC-Atoms_aid_E&gt;2&lt;/PC-Atoms_aid_E&gt;</text:p>
      <text:p text:style-name="Preformatted_20_Text"><text:s text:c="10"/>&lt;PC-Atoms_aid_E&gt;3&lt;/PC-Atoms_aid_E&gt;</text:p>
      <text:p text:style-name="Preformatted_20_Text"><text:soft-page-break/><text:s text:c="10"/>&lt;PC-Atoms_aid_E&gt;4&lt;/PC-Atoms_aid_E&gt;</text:p>
      <text:p text:style-name="Preformatted_20_Text"><text:s text:c="10"/>&lt;PC-Atoms_aid_E&gt;5&lt;/PC-Atoms_aid_E&gt;</text:p>
      <text:p text:style-name="Preformatted_20_Text"><text:s text:c="10"/>&lt;PC-Atoms_aid_E&gt;6&lt;/PC-Atoms_aid_E&gt;</text:p>
      <text:p text:style-name="Preformatted_20_Text"><text:s text:c="10"/>&lt;PC-Atoms_aid_E&gt;7&lt;/PC-Atoms_aid_E&gt;</text:p>
      <text:p text:style-name="Preformatted_20_Text"><text:s text:c="10"/>&lt;PC-Atoms_aid_E&gt;8&lt;/PC-Atoms_aid_E&gt;</text:p>
      <text:p text:style-name="Preformatted_20_Text"><text:s text:c="10"/>&lt;PC-Atoms_aid_E&gt;9&lt;/PC-Atoms_aid_E&gt;</text:p>
      <text:p text:style-name="Preformatted_20_Text"><text:s text:c="10"/>&lt;PC-Atoms_aid_E&gt;10&lt;/PC-Atoms_aid_E&gt;</text:p>
      <text:p text:style-name="Preformatted_20_Text"><text:s text:c="10"/>&lt;PC-Atoms_aid_E&gt;11&lt;/PC-Atoms_aid_E&gt;</text:p>
      <text:p text:style-name="Preformatted_20_Text"><text:s text:c="10"/>&lt;PC-Atoms_aid_E&gt;12&lt;/PC-Atoms_aid_E&gt;</text:p>
      <text:p text:style-name="Preformatted_20_Text"><text:s text:c="10"/>&lt;PC-Atoms_aid_E&gt;13&lt;/PC-Atoms_aid_E&gt;</text:p>
      <text:p text:style-name="Preformatted_20_Text"><text:s text:c="8"/>&lt;/PC-Atoms_aid&gt;</text:p>
      <text:p text:style-name="Preformatted_20_Text"><text:s text:c="8"/>&lt;PC-Atoms_element&gt;</text:p>
      <text:p text:style-name="Preformatted_20_Text"><text:s text:c="10"/>&lt;PC-Element value="o"&gt;8&lt;/PC-Element&gt;</text:p>
      <text:p text:style-name="Preformatted_20_Text"><text:s text:c="10"/>&lt;PC-Element value="n"&gt;7&lt;/PC-Element&gt;</text:p>
      <text:p text:style-name="Preformatted_20_Text"><text:s text:c="10"/>&lt;PC-Element value="n"&gt;7&lt;/PC-Element&gt;</text:p>
      <text:p text:style-name="Preformatted_20_Text"><text:s text:c="10"/>&lt;PC-Element value="n"&gt;7&lt;/PC-Element&gt;</text:p>
      <text:p text:style-name="Preformatted_20_Text"><text:s text:c="10"/>&lt;PC-Element value="c"&gt;6&lt;/PC-Element&gt;</text:p>
      <text:p text:style-name="Preformatted_20_Text"><text:s text:c="10"/>&lt;PC-Element value="c"&gt;6&lt;/PC-Element&gt;</text:p>
      <text:p text:style-name="Preformatted_20_Text"><text:s text:c="10"/>&lt;PC-Element value="c"&gt;6&lt;/PC-Element&gt;</text:p>
      <text:p text:style-name="Preformatted_20_Text"><text:s text:c="10"/>&lt;PC-Element value="c"&gt;6&lt;/PC-Element&gt;</text:p>
      <text:p text:style-name="Preformatted_20_Text"><text:s text:c="10"/>&lt;PC-Element value="h"&gt;1&lt;/PC-Element&gt;</text:p>
      <text:p text:style-name="Preformatted_20_Text"><text:soft-page-break/><text:s text:c="10"/>&lt;PC-Element value="h"&gt;1&lt;/PC-Element&gt;</text:p>
      <text:p text:style-name="Preformatted_20_Text"><text:s text:c="10"/>&lt;PC-Element value="h"&gt;1&lt;/PC-Element&gt;</text:p>
      <text:p text:style-name="Preformatted_20_Text"><text:s text:c="10"/>&lt;PC-Element value="h"&gt;1&lt;/PC-Element&gt;</text:p>
      <text:p text:style-name="Preformatted_20_Text"><text:s text:c="10"/>&lt;PC-Element value="h"&gt;1&lt;/PC-Element&gt;</text:p>
      <text:p text:style-name="Preformatted_20_Text"><text:s text:c="8"/>&lt;/PC-Atoms_element&gt;</text:p>
      <text:p text:style-name="Preformatted_20_Text"><text:s text:c="6"/>&lt;/PC-Atoms&gt;</text:p>
      <text:p text:style-name="Preformatted_20_Text"><text:s text:c="4"/>&lt;/PC-Compound_atoms&gt;</text:p>
      <text:p text:style-name="Preformatted_20_Text"><text:s text:c="4"/>&lt;PC-Compound_bonds&gt;</text:p>
      <text:p text:style-name="Preformatted_20_Text"><text:s text:c="6"/>&lt;PC-Bonds&gt;</text:p>
      <text:p text:style-name="Preformatted_20_Text"><text:s text:c="8"/>&lt;PC-Bonds_aid1&gt;</text:p>
      <text:p text:style-name="Preformatted_20_Text"><text:s text:c="10"/>&lt;PC-Bonds_aid1_E&gt;1&lt;/PC-Bonds_aid1_E&gt;</text:p>
      <text:p text:style-name="Preformatted_20_Text"><text:s text:c="10"/>&lt;PC-Bonds_aid1_E&gt;2&lt;/PC-Bonds_aid1_E&gt;</text:p>
      <text:p text:style-name="Preformatted_20_Text"><text:s text:c="10"/>&lt;PC-Bonds_aid1_E&gt;2&lt;/PC-Bonds_aid1_E&gt;</text:p>
      <text:p text:style-name="Preformatted_20_Text"><text:s text:c="10"/>&lt;PC-Bonds_aid1_E&gt;2&lt;/PC-Bonds_aid1_E&gt;</text:p>
      <text:p text:style-name="Preformatted_20_Text"><text:s text:c="10"/>&lt;PC-Bonds_aid1_E&gt;3&lt;/PC-Bonds_aid1_E&gt;</text:p>
      <text:p text:style-name="Preformatted_20_Text"><text:s text:c="10"/>&lt;PC-Bonds_aid1_E&gt;3&lt;/PC-Bonds_aid1_E&gt;</text:p>
      <text:p text:style-name="Preformatted_20_Text"><text:s text:c="10"/>&lt;PC-Bonds_aid1_E&gt;3&lt;/PC-Bonds_aid1_E&gt;</text:p>
      <text:p text:style-name="Preformatted_20_Text"><text:s text:c="10"/>&lt;PC-Bonds_aid1_E&gt;4&lt;/PC-Bonds_aid1_E&gt;</text:p>
      <text:p text:style-name="Preformatted_20_Text"><text:s text:c="10"/>&lt;PC-Bonds_aid1_E&gt;4&lt;/PC-Bonds_aid1_E&gt;</text:p>
      <text:p text:style-name="Preformatted_20_Text"><text:s text:c="10"/>&lt;PC-Bonds_aid1_E&gt;5&lt;/PC-Bonds_aid1_E&gt;</text:p>
      <text:p text:style-name="Preformatted_20_Text"><text:s text:c="10"/>&lt;PC-Bonds_aid1_E&gt;6&lt;/PC-Bonds_aid1_E&gt;</text:p>
      <text:p text:style-name="Preformatted_20_Text"><text:soft-page-break/><text:s text:c="10"/>&lt;PC-Bonds_aid1_E&gt;6&lt;/PC-Bonds_aid1_E&gt;</text:p>
      <text:p text:style-name="Preformatted_20_Text"><text:s text:c="10"/>&lt;PC-Bonds_aid1_E&gt;8&lt;/PC-Bonds_aid1_E&gt;</text:p>
      <text:p text:style-name="Preformatted_20_Text"><text:s text:c="8"/>&lt;/PC-Bonds_aid1&gt;</text:p>
      <text:p text:style-name="Preformatted_20_Text"><text:s text:c="8"/>&lt;PC-Bonds_aid2&gt;</text:p>
      <text:p text:style-name="Preformatted_20_Text"><text:s text:c="10"/>&lt;PC-Bonds_aid2_E&gt;7&lt;/PC-Bonds_aid2_E&gt;</text:p>
      <text:p text:style-name="Preformatted_20_Text"><text:s text:c="10"/>&lt;PC-Bonds_aid2_E&gt;5&lt;/PC-Bonds_aid2_E&gt;</text:p>
      <text:p text:style-name="Preformatted_20_Text"><text:s text:c="10"/>&lt;PC-Bonds_aid2_E&gt;7&lt;/PC-Bonds_aid2_E&gt;</text:p>
      <text:p text:style-name="Preformatted_20_Text"><text:s text:c="10"/>&lt;PC-Bonds_aid2_E&gt;9&lt;/PC-Bonds_aid2_E&gt;</text:p>
      <text:p text:style-name="Preformatted_20_Text"><text:s text:c="10"/>&lt;PC-Bonds_aid2_E&gt;5&lt;/PC-Bonds_aid2_E&gt;</text:p>
      <text:p text:style-name="Preformatted_20_Text"><text:s text:c="10"/>&lt;PC-Bonds_aid2_E&gt;12&lt;/PC-Bonds_aid2_E&gt;</text:p>
      <text:p text:style-name="Preformatted_20_Text"><text:s text:c="10"/>&lt;PC-Bonds_aid2_E&gt;13&lt;/PC-Bonds_aid2_E&gt;</text:p>
      <text:p text:style-name="Preformatted_20_Text"><text:s text:c="10"/>&lt;PC-Bonds_aid2_E&gt;7&lt;/PC-Bonds_aid2_E&gt;</text:p>
      <text:p text:style-name="Preformatted_20_Text"><text:s text:c="10"/>&lt;PC-Bonds_aid2_E&gt;8&lt;/PC-Bonds_aid2_E&gt;</text:p>
      <text:p text:style-name="Preformatted_20_Text"><text:s text:c="10"/>&lt;PC-Bonds_aid2_E&gt;6&lt;/PC-Bonds_aid2_E&gt;</text:p>
      <text:p text:style-name="Preformatted_20_Text"><text:s text:c="10"/>&lt;PC-Bonds_aid2_E&gt;8&lt;/PC-Bonds_aid2_E&gt;</text:p>
      <text:p text:style-name="Preformatted_20_Text"><text:s text:c="10"/>&lt;PC-Bonds_aid2_E&gt;10&lt;/PC-Bonds_aid2_E&gt;</text:p>
      <text:p text:style-name="Preformatted_20_Text"><text:s text:c="10"/>&lt;PC-Bonds_aid2_E&gt;11&lt;/PC-Bonds_aid2_E&gt;</text:p>
      <text:p text:style-name="Preformatted_20_Text"><text:s text:c="8"/>&lt;/PC-Bonds_aid2&gt;</text:p>
      <text:p text:style-name="Preformatted_20_Text"><text:s text:c="8"/>&lt;PC-Bonds_order&gt;</text:p>
      <text:p text:style-name="Preformatted_20_Text"><text:s text:c="10"/>&lt;PC-BondType value="double"&gt;2&lt;/PC-BondType&gt;</text:p>
      <text:p text:style-name="Preformatted_20_Text"><text:s text:c="10"/>&lt;PC-BondType value="single"&gt;1&lt;/PC-BondType&gt;</text:p>
      <text:p text:style-name="Preformatted_20_Text"><text:soft-page-break/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double"&gt;2&lt;/PC-BondType&gt;</text:p>
      <text:p text:style-name="Preformatted_20_Text"><text:s text:c="10"/>&lt;PC-BondType value="double"&gt;2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8"/>&lt;/PC-Bonds_order&gt;</text:p>
      <text:p text:style-name="Preformatted_20_Text"><text:s text:c="6"/>&lt;/PC-Bonds&gt;</text:p>
      <text:p text:style-name="Preformatted_20_Text"><text:s text:c="4"/>&lt;/PC-Compound_bonds&gt;</text:p>
      <text:p text:style-name="Preformatted_20_Text"><text:s text:c="4"/>&lt;PC-Compound_coords&gt;</text:p>
      <text:p text:style-name="Preformatted_20_Text"><text:s text:c="6"/>&lt;PC-Coordinates&gt;</text:p>
      <text:p text:style-name="Preformatted_20_Text"><text:s text:c="8"/>&lt;PC-Coordinates_type&gt;</text:p>
      <text:p text:style-name="Preformatted_20_Text"><text:s text:c="10"/>&lt;PC-CoordinateType value="twod"&gt;1&lt;/PC-CoordinateType&gt;</text:p>
      <text:p text:style-name="Preformatted_20_Text"><text:s text:c="10"/>&lt;PC-CoordinateType value="computed"&gt;5&lt;/PC-CoordinateType&gt;</text:p>
      <text:p text:style-name="Preformatted_20_Text"><text:s text:c="10"/>&lt;PC-CoordinateType value="units-unknown"&gt;255&lt;/PC-CoordinateType&gt;</text:p>
      <text:p text:style-name="Preformatted_20_Text"><text:s text:c="8"/>&lt;/PC-Coordinates_type&gt;</text:p>
      <text:p text:style-name="Preformatted_20_Text"><text:soft-page-break/><text:s text:c="8"/>&lt;PC-Coordinates_aid&gt;</text:p>
      <text:p text:style-name="Preformatted_20_Text"><text:s text:c="10"/>&lt;PC-Coordinates_aid_E&gt;1&lt;/PC-Coordinates_aid_E&gt;</text:p>
      <text:p text:style-name="Preformatted_20_Text"><text:s text:c="10"/>&lt;PC-Coordinates_aid_E&gt;2&lt;/PC-Coordinates_aid_E&gt;</text:p>
      <text:p text:style-name="Preformatted_20_Text"><text:s text:c="10"/>&lt;PC-Coordinates_aid_E&gt;3&lt;/PC-Coordinates_aid_E&gt;</text:p>
      <text:p text:style-name="Preformatted_20_Text"><text:s text:c="10"/>&lt;PC-Coordinates_aid_E&gt;4&lt;/PC-Coordinates_aid_E&gt;</text:p>
      <text:p text:style-name="Preformatted_20_Text"><text:s text:c="10"/>&lt;PC-Coordinates_aid_E&gt;5&lt;/PC-Coordinates_aid_E&gt;</text:p>
      <text:p text:style-name="Preformatted_20_Text"><text:s text:c="10"/>&lt;PC-Coordinates_aid_E&gt;6&lt;/PC-Coordinates_aid_E&gt;</text:p>
      <text:p text:style-name="Preformatted_20_Text"><text:s text:c="10"/>&lt;PC-Coordinates_aid_E&gt;7&lt;/PC-Coordinates_aid_E&gt;</text:p>
      <text:p text:style-name="Preformatted_20_Text"><text:s text:c="10"/>&lt;PC-Coordinates_aid_E&gt;8&lt;/PC-Coordinates_aid_E&gt;</text:p>
      <text:p text:style-name="Preformatted_20_Text"><text:s text:c="10"/>&lt;PC-Coordinates_aid_E&gt;9&lt;/PC-Coordinates_aid_E&gt;</text:p>
      <text:p text:style-name="Preformatted_20_Text"><text:s text:c="10"/>&lt;PC-Coordinates_aid_E&gt;10&lt;/PC-Coordinates_aid_E&gt;</text:p>
      <text:p text:style-name="Preformatted_20_Text"><text:s text:c="10"/>&lt;PC-Coordinates_aid_E&gt;11&lt;/PC-Coordinates_aid_E&gt;</text:p>
      <text:p text:style-name="Preformatted_20_Text"><text:s text:c="10"/>&lt;PC-Coordinates_aid_E&gt;12&lt;/PC-Coordinates_aid_E&gt;</text:p>
      <text:p text:style-name="Preformatted_20_Text"><text:s text:c="10"/>&lt;PC-Coordinates_aid_E&gt;13&lt;/PC-Coordinates_aid_E&gt;</text:p>
      <text:p text:style-name="Preformatted_20_Text"><text:s text:c="8"/>&lt;/PC-Coordinates_aid&gt;</text:p>
      <text:p text:style-name="Preformatted_20_Text"><text:s text:c="8"/>&lt;PC-Coordinates_conformers&gt;</text:p>
      <text:p text:style-name="Preformatted_20_Text"><text:s text:c="10"/>&lt;PC-Conformer&gt;</text:p>
      <text:p text:style-name="Preformatted_20_Text"><text:s text:c="12"/>&lt;PC-Conformer_x&gt;</text:p>
      <text:p text:style-name="Preformatted_20_Text"><text:s text:c="14"/>&lt;PC-Conformer_x_E&gt;6.001&lt;/PC-Conformer_x_E&gt;</text:p>
      <text:p text:style-name="Preformatted_20_Text"><text:s text:c="14"/>&lt;PC-Conformer_x_E&gt;4.269&lt;/PC-Conformer_x_E&gt;</text:p>
      <text:p text:style-name="Preformatted_20_Text"><text:s text:c="14"/>&lt;PC-Conformer_x_E&gt;2.5369&lt;/PC-Conformer_x_E&gt;</text:p>
      <text:p text:style-name="Preformatted_20_Text"><text:soft-page-break/><text:s text:c="14"/>&lt;PC-Conformer_x_E&gt;5.135&lt;/PC-Conformer_x_E&gt;</text:p>
      <text:p text:style-name="Preformatted_20_Text"><text:s text:c="14"/>&lt;PC-Conformer_x_E&gt;3.403&lt;/PC-Conformer_x_E&gt;</text:p>
      <text:p text:style-name="Preformatted_20_Text"><text:s text:c="14"/>&lt;PC-Conformer_x_E&gt;3.403&lt;/PC-Conformer_x_E&gt;</text:p>
      <text:p text:style-name="Preformatted_20_Text"><text:s text:c="14"/>&lt;PC-Conformer_x_E&gt;5.135&lt;/PC-Conformer_x_E&gt;</text:p>
      <text:p text:style-name="Preformatted_20_Text"><text:s text:c="14"/>&lt;PC-Conformer_x_E&gt;4.269&lt;/PC-Conformer_x_E&gt;</text:p>
      <text:p text:style-name="Preformatted_20_Text"><text:s text:c="14"/>&lt;PC-Conformer_x_E&gt;4.269&lt;/PC-Conformer_x_E&gt;</text:p>
      <text:p text:style-name="Preformatted_20_Text"><text:s text:c="14"/>&lt;PC-Conformer_x_E&gt;2.866&lt;/PC-Conformer_x_E&gt;</text:p>
      <text:p text:style-name="Preformatted_20_Text"><text:s text:c="14"/>&lt;PC-Conformer_x_E&gt;4.269&lt;/PC-Conformer_x_E&gt;</text:p>
      <text:p text:style-name="Preformatted_20_Text"><text:s text:c="14"/>&lt;PC-Conformer_x_E&gt;2&lt;/PC-Conformer_x_E&gt;</text:p>
      <text:p text:style-name="Preformatted_20_Text"><text:s text:c="14"/>&lt;PC-Conformer_x_E&gt;2.5369&lt;/PC-Conformer_x_E&gt;</text:p>
      <text:p text:style-name="Preformatted_20_Text"><text:s text:c="12"/>&lt;/PC-Conformer_x&gt;</text:p>
      <text:p text:style-name="Preformatted_20_Text"><text:s text:c="12"/>&lt;PC-Conformer_y&gt;</text:p>
      <text:p text:style-name="Preformatted_20_Text"><text:s text:c="14"/>&lt;PC-Conformer_y_E&gt;-0.69&lt;/PC-Conformer_y_E&gt;</text:p>
      <text:p text:style-name="Preformatted_20_Text"><text:s text:c="14"/>&lt;PC-Conformer_y_E&gt;-0.69&lt;/PC-Conformer_y_E&gt;</text:p>
      <text:p text:style-name="Preformatted_20_Text"><text:s text:c="14"/>&lt;PC-Conformer_y_E&gt;-0.69&lt;/PC-Conformer_y_E&gt;</text:p>
      <text:p text:style-name="Preformatted_20_Text"><text:s text:c="14"/>&lt;PC-Conformer_y_E&gt;0.81&lt;/PC-Conformer_y_E&gt;</text:p>
      <text:p text:style-name="Preformatted_20_Text"><text:s text:c="14"/>&lt;PC-Conformer_y_E&gt;-0.19&lt;/PC-Conformer_y_E&gt;</text:p>
      <text:p text:style-name="Preformatted_20_Text"><text:s text:c="14"/>&lt;PC-Conformer_y_E&gt;0.81&lt;/PC-Conformer_y_E&gt;</text:p>
      <text:p text:style-name="Preformatted_20_Text"><text:s text:c="14"/>&lt;PC-Conformer_y_E&gt;-0.19&lt;/PC-Conformer_y_E&gt;</text:p>
      <text:p text:style-name="Preformatted_20_Text"><text:s text:c="14"/>&lt;PC-Conformer_y_E&gt;1.31&lt;/PC-Conformer_y_E&gt;</text:p>
      <text:p text:style-name="Preformatted_20_Text"><text:s text:c="14"/>&lt;PC-Conformer_y_E&gt;-1.31&lt;/PC-Conformer_y_E&gt;</text:p>
      <text:p text:style-name="Preformatted_20_Text"><text:soft-page-break/><text:s text:c="14"/>&lt;PC-Conformer_y_E&gt;1.12&lt;/PC-Conformer_y_E&gt;</text:p>
      <text:p text:style-name="Preformatted_20_Text"><text:s text:c="14"/>&lt;PC-Conformer_y_E&gt;1.93&lt;/PC-Conformer_y_E&gt;</text:p>
      <text:p text:style-name="Preformatted_20_Text"><text:s text:c="14"/>&lt;PC-Conformer_y_E&gt;-0.38&lt;/PC-Conformer_y_E&gt;</text:p>
      <text:p text:style-name="Preformatted_20_Text"><text:s text:c="14"/>&lt;PC-Conformer_y_E&gt;-1.31&lt;/PC-Conformer_y_E&gt;</text:p>
      <text:p text:style-name="Preformatted_20_Text"><text:s text:c="12"/>&lt;/PC-Conformer_y&gt;</text:p>
      <text:p text:style-name="Preformatted_20_Text"><text:s text:c="12"/>&lt;PC-Conformer_style&gt;</text:p>
      <text:p text:style-name="Preformatted_20_Text"><text:s text:c="14"/>&lt;PC-DrawAnnotations&gt;</text:p>
      <text:p text:style-name="Preformatted_20_Text"><text:s text:c="16"/>&lt;PC-DrawAnnotations_annotation&gt;</text:p>
      <text:p text:style-name="Preformatted_20_Text"><text:s text:c="18"/>&lt;PC-BondAnnotation value="aromatic"&gt;8&lt;/PC-BondAnnotation&gt;</text:p>
      <text:p text:style-name="Preformatted_20_Text"><text:s text:c="18"/>&lt;PC-BondAnnotation value="aromatic"&gt;8&lt;/PC-BondAnnotation&gt;</text:p>
      <text:p text:style-name="Preformatted_20_Text"><text:s text:c="18"/>&lt;PC-BondAnnotation value="aromatic"&gt;8&lt;/PC-BondAnnotation&gt;</text:p>
      <text:p text:style-name="Preformatted_20_Text"><text:s text:c="18"/>&lt;PC-BondAnnotation value="aromatic"&gt;8&lt;/PC-BondAnnotation&gt;</text:p>
      <text:p text:style-name="Preformatted_20_Text"><text:s text:c="18"/>&lt;PC-BondAnnotation value="aromatic"&gt;8&lt;/PC-BondAnnotation&gt;</text:p>
      <text:p text:style-name="Preformatted_20_Text"><text:s text:c="18"/>&lt;PC-BondAnnotation value="aromatic"&gt;8&lt;/PC-BondAnnotation&gt;</text:p>
      <text:p text:style-name="Preformatted_20_Text"><text:s text:c="16"/>&lt;/PC-DrawAnnotations_annotation&gt;</text:p>
      <text:p text:style-name="Preformatted_20_Text"><text:s text:c="16"/>&lt;PC-DrawAnnotations_aid1&gt;</text:p>
      <text:p text:style-name="Preformatted_20_Text"><text:s text:c="18"/>&lt;PC-DrawAnnotations_aid1_E&gt;2&lt;/PC-DrawAnnotations_aid1_E&gt;</text:p>
      <text:p text:style-name="Preformatted_20_Text"><text:s text:c="18"/>&lt;PC-DrawAnnotations_aid1_E&gt;2&lt;/PC-DrawAnnotations_aid1_E&gt;</text:p>
      <text:p text:style-name="Preformatted_20_Text"><text:s text:c="18"/>&lt;PC-DrawAnnotations_aid1_E&gt;4&lt;/PC-DrawAnnotations_aid1_E&gt;</text:p>
      <text:p text:style-name="Preformatted_20_Text"><text:s text:c="18"/>&lt;PC-DrawAnnotations_aid1_E&gt;4&lt;/PC-DrawAnnotations_aid1_E&gt;</text:p>
      <text:p text:style-name="Preformatted_20_Text"><text:s text:c="18"/>&lt;PC-DrawAnnotations_aid1_E&gt;5&lt;/PC-DrawAnnotations_aid1_E&gt;</text:p>
      <text:p text:style-name="Preformatted_20_Text"><text:soft-page-break/><text:s text:c="18"/>&lt;PC-DrawAnnotations_aid1_E&gt;6&lt;/PC-DrawAnnotations_aid1_E&gt;</text:p>
      <text:p text:style-name="Preformatted_20_Text"><text:s text:c="16"/>&lt;/PC-DrawAnnotations_aid1&gt;</text:p>
      <text:p text:style-name="Preformatted_20_Text"><text:s text:c="16"/>&lt;PC-DrawAnnotations_aid2&gt;</text:p>
      <text:p text:style-name="Preformatted_20_Text"><text:s text:c="18"/>&lt;PC-DrawAnnotations_aid2_E&gt;5&lt;/PC-DrawAnnotations_aid2_E&gt;</text:p>
      <text:p text:style-name="Preformatted_20_Text"><text:s text:c="18"/>&lt;PC-DrawAnnotations_aid2_E&gt;7&lt;/PC-DrawAnnotations_aid2_E&gt;</text:p>
      <text:p text:style-name="Preformatted_20_Text"><text:s text:c="18"/>&lt;PC-DrawAnnotations_aid2_E&gt;7&lt;/PC-DrawAnnotations_aid2_E&gt;</text:p>
      <text:p text:style-name="Preformatted_20_Text"><text:s text:c="18"/>&lt;PC-DrawAnnotations_aid2_E&gt;8&lt;/PC-DrawAnnotations_aid2_E&gt;</text:p>
      <text:p text:style-name="Preformatted_20_Text"><text:s text:c="18"/>&lt;PC-DrawAnnotations_aid2_E&gt;6&lt;/PC-DrawAnnotations_aid2_E&gt;</text:p>
      <text:p text:style-name="Preformatted_20_Text"><text:s text:c="18"/>&lt;PC-DrawAnnotations_aid2_E&gt;8&lt;/PC-DrawAnnotations_aid2_E&gt;</text:p>
      <text:p text:style-name="Preformatted_20_Text"><text:s text:c="16"/>&lt;/PC-DrawAnnotations_aid2&gt;</text:p>
      <text:p text:style-name="Preformatted_20_Text"><text:s text:c="14"/>&lt;/PC-DrawAnnotations&gt;</text:p>
      <text:p text:style-name="Preformatted_20_Text"><text:s text:c="12"/>&lt;/PC-Conformer_style&gt;</text:p>
      <text:p text:style-name="Preformatted_20_Text"><text:s text:c="10"/>&lt;/PC-Conformer&gt;</text:p>
      <text:p text:style-name="Preformatted_20_Text"><text:s text:c="8"/>&lt;/PC-Coordinates_conformers&gt;</text:p>
      <text:p text:style-name="Preformatted_20_Text"><text:s text:c="6"/>&lt;/PC-Coordinates&gt;</text:p>
      <text:p text:style-name="Preformatted_20_Text"><text:s text:c="4"/>&lt;/PC-Compound_coords&gt;</text:p>
      <text:p text:style-name="Preformatted_20_Text"><text:s text:c="4"/>&lt;PC-Compound_charge&gt;0&lt;/PC-Compound_charge&gt;</text:p>
      <text:p text:style-name="Preformatted_20_Text"><text:s text:c="4"/>&lt;PC-Compound_props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oft-page-break/><text:s text:c="12"/>&lt;PC-Urn_label&gt;Compound&lt;/PC-Urn_label&gt;</text:p>
      <text:p text:style-name="Preformatted_20_Text"><text:s text:c="12"/>&lt;PC-Urn_name&gt;Canonicalized&lt;/PC-Urn_name&gt;</text:p>
      <text:p text:style-name="Preformatted_20_Text"><text:s text:c="12"/>&lt;PC-Urn_datatype&gt;</text:p>
      <text:p text:style-name="Preformatted_20_Text"><text:s text:c="14"/>&lt;PC-UrnDataType value="uint"&gt;5&lt;/PC-UrnDataType&gt;</text:p>
      <text:p text:style-name="Preformatted_20_Text"><text:s text:c="12"/>&lt;/PC-Urn_datatype&gt;</text:p>
      <text:p text:style-name="Preformatted_20_Text"><text:s text:c="12"/>&lt;PC-Urn_release&gt;2019.01.04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ival&gt;1&lt;/PC-InfoData_value_i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Compound Complexity&lt;/PC-Urn_label&gt;</text:p>
      <text:p text:style-name="Preformatted_20_Text"><text:s text:c="12"/>&lt;PC-Urn_datatype&gt;</text:p>
      <text:p text:style-name="Preformatted_20_Text"><text:s text:c="14"/>&lt;PC-UrnDataType value="double"&gt;7&lt;/PC-UrnDataType&gt;</text:p>
      <text:p text:style-name="Preformatted_20_Text"><text:s text:c="12"/>&lt;/PC-Urn_datatype&gt;</text:p>
      <text:p text:style-name="Preformatted_20_Text"><text:s text:c="12"/>&lt;PC-Urn_implementation&gt;E_COMPLEXITY&lt;/PC-Urn_implementation&gt;</text:p>
      <text:p text:style-name="Preformatted_20_Text"><text:s text:c="12"/>&lt;PC-Urn_version&gt;3.4.6.11&lt;/PC-Urn_version&gt;</text:p>
      <text:p text:style-name="Preformatted_20_Text"><text:soft-page-break/><text:s text:c="12"/>&lt;PC-Urn_software&gt;Cactvs&lt;/PC-Urn_software&gt;</text:p>
      <text:p text:style-name="Preformatted_20_Text"><text:s text:c="12"/>&lt;PC-Urn_source&gt;xemistry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fval&gt;170&lt;/PC-InfoData_value_f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Count&lt;/PC-Urn_label&gt;</text:p>
      <text:p text:style-name="Preformatted_20_Text"><text:s text:c="12"/>&lt;PC-Urn_name&gt;Hydrogen Bond Acceptor&lt;/PC-Urn_name&gt;</text:p>
      <text:p text:style-name="Preformatted_20_Text"><text:s text:c="12"/>&lt;PC-Urn_datatype&gt;</text:p>
      <text:p text:style-name="Preformatted_20_Text"><text:s text:c="14"/>&lt;PC-UrnDataType value="uint"&gt;5&lt;/PC-UrnDataType&gt;</text:p>
      <text:p text:style-name="Preformatted_20_Text"><text:s text:c="12"/>&lt;/PC-Urn_datatype&gt;</text:p>
      <text:p text:style-name="Preformatted_20_Text"><text:s text:c="12"/>&lt;PC-Urn_implementation&gt;E_NHACCEPTORS&lt;/PC-Urn_implementation&gt;</text:p>
      <text:p text:style-name="Preformatted_20_Text"><text:s text:c="12"/>&lt;PC-Urn_version&gt;3.4.6.11&lt;/PC-Urn_version&gt;</text:p>
      <text:p text:style-name="Preformatted_20_Text"><text:s text:c="12"/>&lt;PC-Urn_software&gt;Cactvs&lt;/PC-Urn_software&gt;</text:p>
      <text:p text:style-name="Preformatted_20_Text"><text:s text:c="12"/>&lt;PC-Urn_source&gt;xemistry.com&lt;/PC-Urn_source&gt;</text:p>
      <text:p text:style-name="Preformatted_20_Text"><text:soft-page-break/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ival&gt;2&lt;/PC-InfoData_value_i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Count&lt;/PC-Urn_label&gt;</text:p>
      <text:p text:style-name="Preformatted_20_Text"><text:s text:c="12"/>&lt;PC-Urn_name&gt;Hydrogen Bond Donor&lt;/PC-Urn_name&gt;</text:p>
      <text:p text:style-name="Preformatted_20_Text"><text:s text:c="12"/>&lt;PC-Urn_datatype&gt;</text:p>
      <text:p text:style-name="Preformatted_20_Text"><text:s text:c="14"/>&lt;PC-UrnDataType value="uint"&gt;5&lt;/PC-UrnDataType&gt;</text:p>
      <text:p text:style-name="Preformatted_20_Text"><text:s text:c="12"/>&lt;/PC-Urn_datatype&gt;</text:p>
      <text:p text:style-name="Preformatted_20_Text"><text:s text:c="12"/>&lt;PC-Urn_implementation&gt;E_NHDONORS&lt;/PC-Urn_implementation&gt;</text:p>
      <text:p text:style-name="Preformatted_20_Text"><text:s text:c="12"/>&lt;PC-Urn_version&gt;3.4.6.11&lt;/PC-Urn_version&gt;</text:p>
      <text:p text:style-name="Preformatted_20_Text"><text:s text:c="12"/>&lt;PC-Urn_software&gt;Cactvs&lt;/PC-Urn_software&gt;</text:p>
      <text:p text:style-name="Preformatted_20_Text"><text:s text:c="12"/>&lt;PC-Urn_source&gt;xemistry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oft-page-break/><text:s text:c="8"/>&lt;/PC-InfoData_urn&gt;</text:p>
      <text:p text:style-name="Preformatted_20_Text"><text:s text:c="8"/>&lt;PC-InfoData_value&gt;</text:p>
      <text:p text:style-name="Preformatted_20_Text"><text:s text:c="10"/>&lt;PC-InfoData_value_ival&gt;2&lt;/PC-InfoData_value_i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Count&lt;/PC-Urn_label&gt;</text:p>
      <text:p text:style-name="Preformatted_20_Text"><text:s text:c="12"/>&lt;PC-Urn_name&gt;Rotatable Bond&lt;/PC-Urn_name&gt;</text:p>
      <text:p text:style-name="Preformatted_20_Text"><text:s text:c="12"/>&lt;PC-Urn_datatype&gt;</text:p>
      <text:p text:style-name="Preformatted_20_Text"><text:s text:c="14"/>&lt;PC-UrnDataType value="uint"&gt;5&lt;/PC-UrnDataType&gt;</text:p>
      <text:p text:style-name="Preformatted_20_Text"><text:s text:c="12"/>&lt;/PC-Urn_datatype&gt;</text:p>
      <text:p text:style-name="Preformatted_20_Text"><text:s text:c="12"/>&lt;PC-Urn_implementation&gt;E_NROTBONDS&lt;/PC-Urn_implementation&gt;</text:p>
      <text:p text:style-name="Preformatted_20_Text"><text:s text:c="12"/>&lt;PC-Urn_version&gt;3.4.6.11&lt;/PC-Urn_version&gt;</text:p>
      <text:p text:style-name="Preformatted_20_Text"><text:s text:c="12"/>&lt;PC-Urn_software&gt;Cactvs&lt;/PC-Urn_software&gt;</text:p>
      <text:p text:style-name="Preformatted_20_Text"><text:s text:c="12"/>&lt;PC-Urn_source&gt;xemistry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oft-page-break/><text:s text:c="10"/>&lt;PC-InfoData_value_ival&gt;0&lt;/PC-InfoData_value_i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Fingerprint&lt;/PC-Urn_label&gt;</text:p>
      <text:p text:style-name="Preformatted_20_Text"><text:s text:c="12"/>&lt;PC-Urn_name&gt;SubStructure Keys&lt;/PC-Urn_name&gt;</text:p>
      <text:p text:style-name="Preformatted_20_Text"><text:s text:c="12"/>&lt;PC-Urn_datatype&gt;</text:p>
      <text:p text:style-name="Preformatted_20_Text"><text:s text:c="14"/>&lt;PC-UrnDataType value="fingerprint"&gt;16&lt;/PC-UrnDataType&gt;</text:p>
      <text:p text:style-name="Preformatted_20_Text"><text:s text:c="12"/>&lt;/PC-Urn_datatype&gt;</text:p>
      <text:p text:style-name="Preformatted_20_Text"><text:s text:c="12"/>&lt;PC-Urn_parameters&gt;extended 2&lt;/PC-Urn_parameters&gt;</text:p>
      <text:p text:style-name="Preformatted_20_Text"><text:s text:c="12"/>&lt;PC-Urn_implementation&gt;E_SCREEN&lt;/PC-Urn_implementation&gt;</text:p>
      <text:p text:style-name="Preformatted_20_Text"><text:s text:c="12"/>&lt;PC-Urn_version&gt;3.4.6.11&lt;/PC-Urn_version&gt;</text:p>
      <text:p text:style-name="Preformatted_20_Text"><text:s text:c="12"/>&lt;PC-Urn_software&gt;Cactvs&lt;/PC-Urn_software&gt;</text:p>
      <text:p text:style-name="Preformatted_20_Text"><text:s text:c="12"/>&lt;PC-Urn_source&gt;xemistry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binary&gt;0000037180632000000000000000000000000000000000000000200000000000000000000000001E00100000000800C10004010002C00000A800306354000000000002000000001000108000000000000000000001000000000000000000000000000000000000000000000000000000000000&lt;/PC-InfoData_value_binary&gt;</text:p>
      <text:p text:style-name="Preformatted_20_Text"><text:soft-page-break/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IUPAC Name&lt;/PC-Urn_label&gt;</text:p>
      <text:p text:style-name="Preformatted_20_Text"><text:s text:c="12"/>&lt;PC-Urn_name&gt;Allowed&lt;/PC-Urn_name&gt;</text:p>
      <text:p text:style-name="Preformatted_20_Text"><text:s text:c="12"/>&lt;PC-Urn_datatype&gt;</text:p>
      <text:p text:style-name="Preformatted_20_Text"><text:s text:c="14"/>&lt;PC-UrnDataType value="string"&gt;1&lt;/PC-UrnDataType&gt;</text:p>
      <text:p text:style-name="Preformatted_20_Text"><text:s text:c="12"/>&lt;/PC-Urn_datatype&gt;</text:p>
      <text:p text:style-name="Preformatted_20_Text"><text:s text:c="12"/>&lt;PC-Urn_version&gt;2.6.6&lt;/PC-Urn_version&gt;</text:p>
      <text:p text:style-name="Preformatted_20_Text"><text:s text:c="12"/>&lt;PC-Urn_software&gt;LexiChem&lt;/PC-Urn_software&gt;</text:p>
      <text:p text:style-name="Preformatted_20_Text"><text:s text:c="12"/>&lt;PC-Urn_source&gt;openeye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val&gt;6-amino-1H-pyrimidin-2-one&lt;/PC-InfoData_value_s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oft-page-break/><text:s text:c="8"/>&lt;PC-InfoData_urn&gt;</text:p>
      <text:p text:style-name="Preformatted_20_Text"><text:s text:c="10"/>&lt;PC-Urn&gt;</text:p>
      <text:p text:style-name="Preformatted_20_Text"><text:s text:c="12"/>&lt;PC-Urn_label&gt;IUPAC Name&lt;/PC-Urn_label&gt;</text:p>
      <text:p text:style-name="Preformatted_20_Text"><text:s text:c="12"/>&lt;PC-Urn_name&gt;CAS-like Style&lt;/PC-Urn_name&gt;</text:p>
      <text:p text:style-name="Preformatted_20_Text"><text:s text:c="12"/>&lt;PC-Urn_datatype&gt;</text:p>
      <text:p text:style-name="Preformatted_20_Text"><text:s text:c="14"/>&lt;PC-UrnDataType value="string"&gt;1&lt;/PC-UrnDataType&gt;</text:p>
      <text:p text:style-name="Preformatted_20_Text"><text:s text:c="12"/>&lt;/PC-Urn_datatype&gt;</text:p>
      <text:p text:style-name="Preformatted_20_Text"><text:s text:c="12"/>&lt;PC-Urn_version&gt;2.6.6&lt;/PC-Urn_version&gt;</text:p>
      <text:p text:style-name="Preformatted_20_Text"><text:s text:c="12"/>&lt;PC-Urn_software&gt;LexiChem&lt;/PC-Urn_software&gt;</text:p>
      <text:p text:style-name="Preformatted_20_Text"><text:s text:c="12"/>&lt;PC-Urn_source&gt;openeye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val&gt;6-amino-1H-pyrimidin-2-one&lt;/PC-InfoData_value_s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IUPAC Name&lt;/PC-Urn_label&gt;</text:p>
      <text:p text:style-name="Preformatted_20_Text"><text:soft-page-break/><text:s text:c="12"/>&lt;PC-Urn_name&gt;Markup&lt;/PC-Urn_name&gt;</text:p>
      <text:p text:style-name="Preformatted_20_Text"><text:s text:c="12"/>&lt;PC-Urn_datatype&gt;</text:p>
      <text:p text:style-name="Preformatted_20_Text"><text:s text:c="14"/>&lt;PC-UrnDataType value="string"&gt;1&lt;/PC-UrnDataType&gt;</text:p>
      <text:p text:style-name="Preformatted_20_Text"><text:s text:c="12"/>&lt;/PC-Urn_datatype&gt;</text:p>
      <text:p text:style-name="Preformatted_20_Text"><text:s text:c="12"/>&lt;PC-Urn_version&gt;2.6.6&lt;/PC-Urn_version&gt;</text:p>
      <text:p text:style-name="Preformatted_20_Text"><text:s text:c="12"/>&lt;PC-Urn_software&gt;LexiChem&lt;/PC-Urn_software&gt;</text:p>
      <text:p text:style-name="Preformatted_20_Text"><text:s text:c="12"/>&lt;PC-Urn_source&gt;openeye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val&gt;6-amino-1&amp;lt;I&amp;gt;H&amp;lt;/I&amp;gt;-pyrimidin-2-one&lt;/PC-InfoData_value_s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IUPAC Name&lt;/PC-Urn_label&gt;</text:p>
      <text:p text:style-name="Preformatted_20_Text"><text:s text:c="12"/>&lt;PC-Urn_name&gt;Preferred&lt;/PC-Urn_name&gt;</text:p>
      <text:p text:style-name="Preformatted_20_Text"><text:s text:c="12"/>&lt;PC-Urn_datatype&gt;</text:p>
      <text:p text:style-name="Preformatted_20_Text"><text:s text:c="14"/>&lt;PC-UrnDataType value="string"&gt;1&lt;/PC-UrnDataType&gt;</text:p>
      <text:p text:style-name="Preformatted_20_Text"><text:soft-page-break/><text:s text:c="12"/>&lt;/PC-Urn_datatype&gt;</text:p>
      <text:p text:style-name="Preformatted_20_Text"><text:s text:c="12"/>&lt;PC-Urn_version&gt;2.6.6&lt;/PC-Urn_version&gt;</text:p>
      <text:p text:style-name="Preformatted_20_Text"><text:s text:c="12"/>&lt;PC-Urn_software&gt;LexiChem&lt;/PC-Urn_software&gt;</text:p>
      <text:p text:style-name="Preformatted_20_Text"><text:s text:c="12"/>&lt;PC-Urn_source&gt;openeye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val&gt;6-amino-1H-pyrimidin-2-one&lt;/PC-InfoData_value_s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IUPAC Name&lt;/PC-Urn_label&gt;</text:p>
      <text:p text:style-name="Preformatted_20_Text"><text:s text:c="12"/>&lt;PC-Urn_name&gt;Systematic&lt;/PC-Urn_name&gt;</text:p>
      <text:p text:style-name="Preformatted_20_Text"><text:s text:c="12"/>&lt;PC-Urn_datatype&gt;</text:p>
      <text:p text:style-name="Preformatted_20_Text"><text:s text:c="14"/>&lt;PC-UrnDataType value="string"&gt;1&lt;/PC-UrnDataType&gt;</text:p>
      <text:p text:style-name="Preformatted_20_Text"><text:s text:c="12"/>&lt;/PC-Urn_datatype&gt;</text:p>
      <text:p text:style-name="Preformatted_20_Text"><text:s text:c="12"/>&lt;PC-Urn_version&gt;2.6.6&lt;/PC-Urn_version&gt;</text:p>
      <text:p text:style-name="Preformatted_20_Text"><text:s text:c="12"/>&lt;PC-Urn_software&gt;LexiChem&lt;/PC-Urn_software&gt;</text:p>
      <text:p text:style-name="Preformatted_20_Text"><text:soft-page-break/><text:s text:c="12"/>&lt;PC-Urn_source&gt;openeye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val&gt;6-azanyl-1H-pyrimidin-2-one&lt;/PC-InfoData_value_s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IUPAC Name&lt;/PC-Urn_label&gt;</text:p>
      <text:p text:style-name="Preformatted_20_Text"><text:s text:c="12"/>&lt;PC-Urn_name&gt;Traditional&lt;/PC-Urn_name&gt;</text:p>
      <text:p text:style-name="Preformatted_20_Text"><text:s text:c="12"/>&lt;PC-Urn_datatype&gt;</text:p>
      <text:p text:style-name="Preformatted_20_Text"><text:s text:c="14"/>&lt;PC-UrnDataType value="string"&gt;1&lt;/PC-UrnDataType&gt;</text:p>
      <text:p text:style-name="Preformatted_20_Text"><text:s text:c="12"/>&lt;/PC-Urn_datatype&gt;</text:p>
      <text:p text:style-name="Preformatted_20_Text"><text:s text:c="12"/>&lt;PC-Urn_version&gt;2.6.6&lt;/PC-Urn_version&gt;</text:p>
      <text:p text:style-name="Preformatted_20_Text"><text:s text:c="12"/>&lt;PC-Urn_software&gt;LexiChem&lt;/PC-Urn_software&gt;</text:p>
      <text:p text:style-name="Preformatted_20_Text"><text:s text:c="12"/>&lt;PC-Urn_source&gt;openeye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oft-page-break/><text:s text:c="8"/>&lt;/PC-InfoData_urn&gt;</text:p>
      <text:p text:style-name="Preformatted_20_Text"><text:s text:c="8"/>&lt;PC-InfoData_value&gt;</text:p>
      <text:p text:style-name="Preformatted_20_Text"><text:s text:c="10"/>&lt;PC-InfoData_value_sval&gt;6-amino-1H-pyrimidin-2-one&lt;/PC-InfoData_value_s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InChI&lt;/PC-Urn_label&gt;</text:p>
      <text:p text:style-name="Preformatted_20_Text"><text:s text:c="12"/>&lt;PC-Urn_name&gt;Standard&lt;/PC-Urn_name&gt;</text:p>
      <text:p text:style-name="Preformatted_20_Text"><text:s text:c="12"/>&lt;PC-Urn_datatype&gt;</text:p>
      <text:p text:style-name="Preformatted_20_Text"><text:s text:c="14"/>&lt;PC-UrnDataType value="string"&gt;1&lt;/PC-UrnDataType&gt;</text:p>
      <text:p text:style-name="Preformatted_20_Text"><text:s text:c="12"/>&lt;/PC-Urn_datatype&gt;</text:p>
      <text:p text:style-name="Preformatted_20_Text"><text:s text:c="12"/>&lt;PC-Urn_version&gt;1.0.5&lt;/PC-Urn_version&gt;</text:p>
      <text:p text:style-name="Preformatted_20_Text"><text:s text:c="12"/>&lt;PC-Urn_software&gt;InChI&lt;/PC-Urn_software&gt;</text:p>
      <text:p text:style-name="Preformatted_20_Text"><text:s text:c="12"/>&lt;PC-Urn_source&gt;iupac.org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val&gt;InChI=1S/C4H5N3O/c5-3-1-2-6-4(8)7-3/h1-2H,(H3,5,6,7,8)&lt;/PC-InfoData_value_sval&gt;</text:p>
      <text:p text:style-name="Preformatted_20_Text"><text:soft-page-break/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InChIKey&lt;/PC-Urn_label&gt;</text:p>
      <text:p text:style-name="Preformatted_20_Text"><text:s text:c="12"/>&lt;PC-Urn_name&gt;Standard&lt;/PC-Urn_name&gt;</text:p>
      <text:p text:style-name="Preformatted_20_Text"><text:s text:c="12"/>&lt;PC-Urn_datatype&gt;</text:p>
      <text:p text:style-name="Preformatted_20_Text"><text:s text:c="14"/>&lt;PC-UrnDataType value="string"&gt;1&lt;/PC-UrnDataType&gt;</text:p>
      <text:p text:style-name="Preformatted_20_Text"><text:s text:c="12"/>&lt;/PC-Urn_datatype&gt;</text:p>
      <text:p text:style-name="Preformatted_20_Text"><text:s text:c="12"/>&lt;PC-Urn_version&gt;1.0.5&lt;/PC-Urn_version&gt;</text:p>
      <text:p text:style-name="Preformatted_20_Text"><text:s text:c="12"/>&lt;PC-Urn_software&gt;InChI&lt;/PC-Urn_software&gt;</text:p>
      <text:p text:style-name="Preformatted_20_Text"><text:s text:c="12"/>&lt;PC-Urn_source&gt;iupac.org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val&gt;OPTASPLRGRRNAP-UHFFFAOYSA-N&lt;/PC-InfoData_value_s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oft-page-break/><text:s text:c="8"/>&lt;PC-InfoData_urn&gt;</text:p>
      <text:p text:style-name="Preformatted_20_Text"><text:s text:c="10"/>&lt;PC-Urn&gt;</text:p>
      <text:p text:style-name="Preformatted_20_Text"><text:s text:c="12"/>&lt;PC-Urn_label&gt;Log P&lt;/PC-Urn_label&gt;</text:p>
      <text:p text:style-name="Preformatted_20_Text"><text:s text:c="12"/>&lt;PC-Urn_name&gt;XLogP3&lt;/PC-Urn_name&gt;</text:p>
      <text:p text:style-name="Preformatted_20_Text"><text:s text:c="12"/>&lt;PC-Urn_datatype&gt;</text:p>
      <text:p text:style-name="Preformatted_20_Text"><text:s text:c="14"/>&lt;PC-UrnDataType value="double"&gt;7&lt;/PC-UrnDataType&gt;</text:p>
      <text:p text:style-name="Preformatted_20_Text"><text:s text:c="12"/>&lt;/PC-Urn_datatype&gt;</text:p>
      <text:p text:style-name="Preformatted_20_Text"><text:s text:c="12"/>&lt;PC-Urn_version&gt;3.0&lt;/PC-Urn_version&gt;</text:p>
      <text:p text:style-name="Preformatted_20_Text"><text:s text:c="12"/>&lt;PC-Urn_source&gt;sioc-ccbg.ac.cn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fval&gt;-1.7&lt;/PC-InfoData_value_f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Mass&lt;/PC-Urn_label&gt;</text:p>
      <text:p text:style-name="Preformatted_20_Text"><text:s text:c="12"/>&lt;PC-Urn_name&gt;Exact&lt;/PC-Urn_name&gt;</text:p>
      <text:p text:style-name="Preformatted_20_Text"><text:soft-page-break/><text:s text:c="12"/>&lt;PC-Urn_datatype&gt;</text:p>
      <text:p text:style-name="Preformatted_20_Text"><text:s text:c="14"/>&lt;PC-UrnDataType value="double"&gt;7&lt;/PC-UrnDataType&gt;</text:p>
      <text:p text:style-name="Preformatted_20_Text"><text:s text:c="12"/>&lt;/PC-Urn_datatype&gt;</text:p>
      <text:p text:style-name="Preformatted_20_Text"><text:s text:c="12"/>&lt;PC-Urn_version&gt;2.1&lt;/PC-Urn_version&gt;</text:p>
      <text:p text:style-name="Preformatted_20_Text"><text:s text:c="12"/>&lt;PC-Urn_software&gt;PubChem&lt;/PC-Urn_software&gt;</text:p>
      <text:p text:style-name="Preformatted_20_Text"><text:s text:c="12"/>&lt;PC-Urn_source&gt;ncbi.nlm.nih.gov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fval&gt;111.043261794&lt;/PC-InfoData_value_f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Molecular Formula&lt;/PC-Urn_label&gt;</text:p>
      <text:p text:style-name="Preformatted_20_Text"><text:s text:c="12"/>&lt;PC-Urn_datatype&gt;</text:p>
      <text:p text:style-name="Preformatted_20_Text"><text:s text:c="14"/>&lt;PC-UrnDataType value="string"&gt;1&lt;/PC-UrnDataType&gt;</text:p>
      <text:p text:style-name="Preformatted_20_Text"><text:s text:c="12"/>&lt;/PC-Urn_datatype&gt;</text:p>
      <text:p text:style-name="Preformatted_20_Text"><text:s text:c="12"/>&lt;PC-Urn_version&gt;2.1&lt;/PC-Urn_version&gt;</text:p>
      <text:p text:style-name="Preformatted_20_Text"><text:soft-page-break/><text:s text:c="12"/>&lt;PC-Urn_software&gt;PubChem&lt;/PC-Urn_software&gt;</text:p>
      <text:p text:style-name="Preformatted_20_Text"><text:s text:c="12"/>&lt;PC-Urn_source&gt;ncbi.nlm.nih.gov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val&gt;C4H5N3O&lt;/PC-InfoData_value_s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Molecular Weight&lt;/PC-Urn_label&gt;</text:p>
      <text:p text:style-name="Preformatted_20_Text"><text:s text:c="12"/>&lt;PC-Urn_datatype&gt;</text:p>
      <text:p text:style-name="Preformatted_20_Text"><text:s text:c="14"/>&lt;PC-UrnDataType value="double"&gt;7&lt;/PC-UrnDataType&gt;</text:p>
      <text:p text:style-name="Preformatted_20_Text"><text:s text:c="12"/>&lt;/PC-Urn_datatype&gt;</text:p>
      <text:p text:style-name="Preformatted_20_Text"><text:s text:c="12"/>&lt;PC-Urn_version&gt;2.1&lt;/PC-Urn_version&gt;</text:p>
      <text:p text:style-name="Preformatted_20_Text"><text:s text:c="12"/>&lt;PC-Urn_software&gt;PubChem&lt;/PC-Urn_software&gt;</text:p>
      <text:p text:style-name="Preformatted_20_Text"><text:s text:c="12"/>&lt;PC-Urn_source&gt;ncbi.nlm.nih.gov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oft-page-break/><text:s text:c="8"/>&lt;/PC-InfoData_urn&gt;</text:p>
      <text:p text:style-name="Preformatted_20_Text"><text:s text:c="8"/>&lt;PC-InfoData_value&gt;</text:p>
      <text:p text:style-name="Preformatted_20_Text"><text:s text:c="10"/>&lt;PC-InfoData_value_fval&gt;111.1&lt;/PC-InfoData_value_f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SMILES&lt;/PC-Urn_label&gt;</text:p>
      <text:p text:style-name="Preformatted_20_Text"><text:s text:c="12"/>&lt;PC-Urn_name&gt;Canonical&lt;/PC-Urn_name&gt;</text:p>
      <text:p text:style-name="Preformatted_20_Text"><text:s text:c="12"/>&lt;PC-Urn_datatype&gt;</text:p>
      <text:p text:style-name="Preformatted_20_Text"><text:s text:c="14"/>&lt;PC-UrnDataType value="string"&gt;1&lt;/PC-UrnDataType&gt;</text:p>
      <text:p text:style-name="Preformatted_20_Text"><text:s text:c="12"/>&lt;/PC-Urn_datatype&gt;</text:p>
      <text:p text:style-name="Preformatted_20_Text"><text:s text:c="12"/>&lt;PC-Urn_version&gt;2.1.5&lt;/PC-Urn_version&gt;</text:p>
      <text:p text:style-name="Preformatted_20_Text"><text:s text:c="12"/>&lt;PC-Urn_software&gt;OEChem&lt;/PC-Urn_software&gt;</text:p>
      <text:p text:style-name="Preformatted_20_Text"><text:s text:c="12"/>&lt;PC-Urn_source&gt;openeye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val&gt;C1=C(NC(=O)N=C1)N&lt;/PC-InfoData_value_sval&gt;</text:p>
      <text:p text:style-name="Preformatted_20_Text"><text:soft-page-break/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SMILES&lt;/PC-Urn_label&gt;</text:p>
      <text:p text:style-name="Preformatted_20_Text"><text:s text:c="12"/>&lt;PC-Urn_name&gt;Isomeric&lt;/PC-Urn_name&gt;</text:p>
      <text:p text:style-name="Preformatted_20_Text"><text:s text:c="12"/>&lt;PC-Urn_datatype&gt;</text:p>
      <text:p text:style-name="Preformatted_20_Text"><text:s text:c="14"/>&lt;PC-UrnDataType value="string"&gt;1&lt;/PC-UrnDataType&gt;</text:p>
      <text:p text:style-name="Preformatted_20_Text"><text:s text:c="12"/>&lt;/PC-Urn_datatype&gt;</text:p>
      <text:p text:style-name="Preformatted_20_Text"><text:s text:c="12"/>&lt;PC-Urn_version&gt;2.1.5&lt;/PC-Urn_version&gt;</text:p>
      <text:p text:style-name="Preformatted_20_Text"><text:s text:c="12"/>&lt;PC-Urn_software&gt;OEChem&lt;/PC-Urn_software&gt;</text:p>
      <text:p text:style-name="Preformatted_20_Text"><text:s text:c="12"/>&lt;PC-Urn_source&gt;openeye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val&gt;C1=C(NC(=O)N=C1)N&lt;/PC-InfoData_value_s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oft-page-break/><text:s text:c="8"/>&lt;PC-InfoData_urn&gt;</text:p>
      <text:p text:style-name="Preformatted_20_Text"><text:s text:c="10"/>&lt;PC-Urn&gt;</text:p>
      <text:p text:style-name="Preformatted_20_Text"><text:s text:c="12"/>&lt;PC-Urn_label&gt;Topological&lt;/PC-Urn_label&gt;</text:p>
      <text:p text:style-name="Preformatted_20_Text"><text:s text:c="12"/>&lt;PC-Urn_name&gt;Polar Surface Area&lt;/PC-Urn_name&gt;</text:p>
      <text:p text:style-name="Preformatted_20_Text"><text:s text:c="12"/>&lt;PC-Urn_datatype&gt;</text:p>
      <text:p text:style-name="Preformatted_20_Text"><text:s text:c="14"/>&lt;PC-UrnDataType value="double"&gt;7&lt;/PC-UrnDataType&gt;</text:p>
      <text:p text:style-name="Preformatted_20_Text"><text:s text:c="12"/>&lt;/PC-Urn_datatype&gt;</text:p>
      <text:p text:style-name="Preformatted_20_Text"><text:s text:c="12"/>&lt;PC-Urn_implementation&gt;E_TPSA&lt;/PC-Urn_implementation&gt;</text:p>
      <text:p text:style-name="Preformatted_20_Text"><text:s text:c="12"/>&lt;PC-Urn_version&gt;3.4.6.11&lt;/PC-Urn_version&gt;</text:p>
      <text:p text:style-name="Preformatted_20_Text"><text:s text:c="12"/>&lt;PC-Urn_software&gt;Cactvs&lt;/PC-Urn_software&gt;</text:p>
      <text:p text:style-name="Preformatted_20_Text"><text:s text:c="12"/>&lt;PC-Urn_source&gt;xemistry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fval&gt;67.5&lt;/PC-InfoData_value_f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oft-page-break/><text:s text:c="12"/>&lt;PC-Urn_label&gt;Weight&lt;/PC-Urn_label&gt;</text:p>
      <text:p text:style-name="Preformatted_20_Text"><text:s text:c="12"/>&lt;PC-Urn_name&gt;MonoIsotopic&lt;/PC-Urn_name&gt;</text:p>
      <text:p text:style-name="Preformatted_20_Text"><text:s text:c="12"/>&lt;PC-Urn_datatype&gt;</text:p>
      <text:p text:style-name="Preformatted_20_Text"><text:s text:c="14"/>&lt;PC-UrnDataType value="double"&gt;7&lt;/PC-UrnDataType&gt;</text:p>
      <text:p text:style-name="Preformatted_20_Text"><text:s text:c="12"/>&lt;/PC-Urn_datatype&gt;</text:p>
      <text:p text:style-name="Preformatted_20_Text"><text:s text:c="12"/>&lt;PC-Urn_version&gt;2.1&lt;/PC-Urn_version&gt;</text:p>
      <text:p text:style-name="Preformatted_20_Text"><text:s text:c="12"/>&lt;PC-Urn_software&gt;PubChem&lt;/PC-Urn_software&gt;</text:p>
      <text:p text:style-name="Preformatted_20_Text"><text:s text:c="12"/>&lt;PC-Urn_source&gt;ncbi.nlm.nih.gov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fval&gt;111.043261794&lt;/PC-InfoData_value_f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4"/>&lt;/PC-Compound_props&gt;</text:p>
      <text:p text:style-name="Preformatted_20_Text"><text:s text:c="4"/>&lt;PC-Compound_count&gt;</text:p>
      <text:p text:style-name="Preformatted_20_Text"><text:s text:c="6"/>&lt;PC-Count&gt;</text:p>
      <text:p text:style-name="Preformatted_20_Text"><text:s text:c="8"/>&lt;PC-Count_heavy-atom&gt;8&lt;/PC-Count_heavy-atom&gt;</text:p>
      <text:p text:style-name="Preformatted_20_Text"><text:s text:c="8"/>&lt;PC-Count_atom-chiral&gt;0&lt;/PC-Count_atom-chiral&gt;</text:p>
      <text:p text:style-name="Preformatted_20_Text"><text:s text:c="8"/>&lt;PC-Count_atom-chiral-def&gt;0&lt;/PC-Count_atom-chiral-def&gt;</text:p>
      <text:p text:style-name="Preformatted_20_Text"><text:soft-page-break/><text:s text:c="8"/>&lt;PC-Count_atom-chiral-undef&gt;0&lt;/PC-Count_atom-chiral-undef&gt;</text:p>
      <text:p text:style-name="Preformatted_20_Text"><text:s text:c="8"/>&lt;PC-Count_bond-chiral&gt;0&lt;/PC-Count_bond-chiral&gt;</text:p>
      <text:p text:style-name="Preformatted_20_Text"><text:s text:c="8"/>&lt;PC-Count_bond-chiral-def&gt;0&lt;/PC-Count_bond-chiral-def&gt;</text:p>
      <text:p text:style-name="Preformatted_20_Text"><text:s text:c="8"/>&lt;PC-Count_bond-chiral-undef&gt;0&lt;/PC-Count_bond-chiral-undef&gt;</text:p>
      <text:p text:style-name="Preformatted_20_Text"><text:s text:c="8"/>&lt;PC-Count_isotope-atom&gt;0&lt;/PC-Count_isotope-atom&gt;</text:p>
      <text:p text:style-name="Preformatted_20_Text"><text:s text:c="8"/>&lt;PC-Count_covalent-unit&gt;1&lt;/PC-Count_covalent-unit&gt;</text:p>
      <text:p text:style-name="Preformatted_20_Text"><text:s text:c="8"/>&lt;PC-Count_tautomers&gt;-1&lt;/PC-Count_tautomers&gt;</text:p>
      <text:p text:style-name="Preformatted_20_Text"><text:s text:c="6"/>&lt;/PC-Count&gt;</text:p>
      <text:p text:style-name="Preformatted_20_Text"><text:s text:c="4"/>&lt;/PC-Compound_count&gt;</text:p>
      <text:p text:style-name="Preformatted_20_Text"><text:s text:c="2"/>&lt;/PC-Compound&gt;</text:p>
      <text:p text:style-name="Preformatted_20_Text">&lt;/PC-Compounds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document-statistic meta:table-count="0" meta:image-count="0" meta:object-count="0" meta:page-count="29" meta:paragraph-count="598" meta:word-count="677" meta:character-count="24871" meta:non-whitespace-character-count="18668"/>
    <meta:generator>LibreOffice/7.0.1.2$Linux_X86_64 LibreOffice_project/7cbcfc562f6eb6708b5ff7d7397325de9e764452</meta:generator>
  </office:meta>
</office:document-meta>
</file>